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f714" officeooo:paragraph-rsid="001bf71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e324f"/>
    </style:style>
    <style:style style:name="P7" style:family="paragraph" style:parent-style-name="Standard">
      <style:paragraph-properties fo:text-align="start" style:justify-single-word="false"/>
      <style:text-properties officeooo:paragraph-rsid="001fe6b6"/>
    </style:style>
    <style:style style:name="P8" style:family="paragraph" style:parent-style-name="Standard">
      <style:paragraph-properties fo:text-align="start" style:justify-single-word="false"/>
      <style:text-properties officeooo:paragraph-rsid="001bf714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4aab" officeooo:paragraph-rsid="00241d14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2a193e" officeooo:paragraph-rsid="002abb0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abb05" officeooo:paragraph-rsid="002abb05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2b3202" officeooo:paragraph-rsid="002b3202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2c7192" officeooo:paragraph-rsid="002c7192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23b6f4" officeooo:paragraph-rsid="00241d1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41d14" style:font-weight-asian="normal" style:font-weight-complex="normal"/>
    </style:style>
    <style:style style:name="T5" style:family="text">
      <style:text-properties fo:font-weight="normal" officeooo:rsid="002abb05" style:font-weight-asian="normal" style:font-weight-complex="normal"/>
    </style:style>
    <style:style style:name="T6" style:family="text">
      <style:text-properties fo:font-weight="normal" officeooo:rsid="002b3202" style:font-weight-asian="normal" style:font-weight-complex="normal"/>
    </style:style>
    <style:style style:name="T7" style:family="text">
      <style:text-properties fo:font-weight="normal" officeooo:rsid="002c7192" style:font-weight-asian="normal" style:font-weight-complex="normal"/>
    </style:style>
    <style:style style:name="T8" style:family="text">
      <style:text-properties fo:font-weight="normal" officeooo:rsid="002e00eb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324f" style:font-weight-asian="bold" style:font-weight-complex="bold"/>
    </style:style>
    <style:style style:name="T11" style:family="text">
      <style:text-properties fo:font-weight="bold" officeooo:rsid="001fe6b6" style:font-weight-asian="bold" style:font-weight-complex="bold"/>
    </style:style>
    <style:style style:name="T12" style:family="text">
      <style:text-properties fo:font-weight="bold" officeooo:rsid="0021dd89" style:font-weight-asian="bold" style:font-weight-complex="bold"/>
    </style:style>
    <style:style style:name="T13" style:family="text">
      <style:text-properties fo:font-weight="bold" officeooo:rsid="00222df4" style:font-weight-asian="bold" style:font-weight-complex="bold"/>
    </style:style>
    <style:style style:name="T14" style:family="text">
      <style:text-properties fo:color="#c9211e" loext:opacity="100%" fo:font-weight="bold" officeooo:rsid="00218354" style:font-weight-asian="bold" style:font-weight-complex="bold"/>
    </style:style>
    <style:style style:name="T15" style:family="text">
      <style:text-properties officeooo:rsid="0024e86e"/>
    </style:style>
    <style:style style:name="T16" style:family="text">
      <style:text-properties officeooo:rsid="002a193e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style:text-position="super 58%" fo:font-weight="normal" officeooo:rsid="002abb05" style:font-weight-asian="normal" style:font-weight-complex="normal"/>
    </style:style>
    <style:style style:name="T20" style:family="text">
      <style:text-properties officeooo:rsid="002abb05"/>
    </style:style>
    <style:style style:name="T21" style:family="text">
      <style:text-properties style:text-underline-style="solid" style:text-underline-width="auto" style:text-underline-color="font-color" fo:font-weight="normal" officeooo:rsid="002abb05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normal" officeooo:rsid="002abb05" style:font-weight-asian="normal" style:font-weight-complex="normal"/>
    </style:style>
    <style:style style:name="T24" style:family="text">
      <style:text-properties officeooo:rsid="002ae598"/>
    </style:style>
    <style:style style:name="T25" style:family="text">
      <style:text-properties officeooo:rsid="002c719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– <text:span text:style-name="T16">2</text:span></text:p>
      <text:p text:style-name="P2"/>
      <text:p text:style-name="P5">DUE IN 2 WEEKS </text:p>
      <text:p text:style-name="P1"/>
      <text:p text:style-name="P9">P<text:span text:style-name="T15">referred language is Python.</text:span></text:p>
      <text:p text:style-name="P9"/>
      <text:list text:style-name="L1">
        <text:list-item>
          <text:p text:style-name="P13">Demonstrate that <text:s/>(A.B)<text:span text:style-name="T17">-1</text:span>=B<text:span text:style-name="T17">-1</text:span> . A<text:span text:style-name="T17">-1</text:span> <text:s/><text:span text:style-name="T20">(No python code here, only you will write 5-6 lines of mathematical operations in a pdf file)</text:span></text:p>
          <text:p text:style-name="P13"><text:span text:style-name="T21">Hint :</text:span><text:span text:style-name="T5"> <text:s text:c="2"/></text:span></text:p>
          <text:list>
            <text:list-item>
              <text:p text:style-name="P13"><text:span text:style-name="T5">You can assume A.A</text:span><text:span text:style-name="T19">-1 </text:span><text:span text:style-name="T5">=I . </text:span></text:p>
            </text:list-item>
            <text:list-item>
              <text:p text:style-name="P13"><text:span text:style-name="T5">Start demonstration by (A.B)</text:span><text:span text:style-name="T19">-1 </text:span><text:span text:style-name="T23">(A.B) = I <text:s/>.</text:span></text:p>
            </text:list-item>
          </text:list>
        </text:list-item>
      </text:list>
      <text:p text:style-name="P14"><text:span text:style-name="T23"/></text:p>
      <text:list text:continue-numbering="true" text:style-name="L1">
        <text:list-header>
          <text:p text:style-name="P13"><text:span text:style-name="T1">The information on slide “Tranpose and Inverse Properties” of “</text:span><text:a xlink:type="simple" xlink:href="https://github.com/mehmetpekmezci/GTU-ENG-346/blob/main/Presentations/02-Matrix%20Operations%20and%20Numpy.pdf" text:style-name="Internet_20_link" text:visited-style-name="Visited_20_Internet_20_Link"><text:span text:style-name="T1">https://github.com/mehmetpekmezci/GTU-ENG-346/blob/main/Presentations/02-Matrix%20Operations%20and%20Numpy.pdf</text:span></text:a><text:span text:style-name="T1">” <text:s/>is enough to solve this question, </text:span><text:span text:style-name="T5">just play with them.</text:span><text:span text:style-name="T1"> </text:span><text:span text:style-name="T23"><text:s/></text:span></text:p>
          <text:p text:style-name="P10"><text:span text:style-name="T2"/></text:p>
        </text:list-header>
        <text:list-item>
          <text:p text:style-name="P10"><text:span text:style-name="T4">W</text:span><text:span text:style-name="T2">rite a program that:</text:span></text:p>
          <text:list>
            <text:list-item>
              <text:p text:style-name="P16"><text:span text:style-name="T2">C</text:span><text:span text:style-name="T1">onstruct a 8x20 matrix (matrix </text:span>A<text:span text:style-name="T1">) containing random numbers from 0 to 100 using numpy.</text:span></text:p>
            </text:list-item>
            <text:list-item>
              <text:p text:style-name="P16"><text:span text:style-name="T1">Construct a 4x10 matrix (matrix </text:span>B<text:span text:style-name="T1"> ) containing all values “6” using numpy.</text:span></text:p>
            </text:list-item>
            <text:list-item>
              <text:p text:style-name="P16"><text:span text:style-name="T1">Concatenate matrix </text:span>B<text:span text:style-name="T1"> </text:span><text:span text:style-name="T6">(hstack or vstack) with itself , so that is becomes a 8x10 matrix.</text:span><text:span text:style-name="T1"> <text:s text:c="2"/></text:span></text:p>
            </text:list-item>
            <text:list-item>
              <text:p text:style-name="P17"><text:span text:style-name="T1">Multiply matrix </text:span>A<text:span text:style-name="T1"> by matrix </text:span>B<text:span text:style-name="T1"> </text:span><text:span text:style-name="T7">and name the resulting matrix as </text:span><text:span text:style-name="T25">C</text:span><text:span text:style-name="T1">. (Hint-1: you will have to take the transpose of the A before multiplying</text:span><text:span text:style-name="T7">)</text:span></text:p>
            </text:list-item>
            <text:list-item>
              <text:p text:style-name="P18"><text:span text:style-name="T1">Construct a 20x10 matrix (matrix D) full of “1” . </text:span></text:p>
            </text:list-item>
            <text:list-item>
              <text:p text:style-name="P18"><text:span text:style-name="T1">Calculate </text:span><text:span text:style-name="T8">and print </text:span><text:span text:style-name="T1">RMSE value of D and C matrices.</text:span></text:p>
            </text:list-item>
          </text:list>
          <text:p text:style-name="P10"><text:span text:style-name="T2"/></text:p>
          <text:p text:style-name="P19"><text:span text:style-name="T3"/></text:p>
        </text:list-item>
      </text:list>
      <text:p text:style-name="P3"><text:span text:style-name="T1"/></text:p>
      <text:p text:style-name="P6"><text:span text:style-name="T10">You will upload </text:span><text:span text:style-name="T12">a zip </text:span><text:span text:style-name="T13">or tar </text:span><text:span text:style-name="T12">file containing </text:span><text:span text:style-name="T10">the following artifacts <text:s/>:</text:span></text:p>
      <text:list text:style-name="L3">
        <text:list-item>
          <text:p text:style-name="P12"><text:span text:style-name="T24">One PDF file that contains demonstration asked in the first question</text:span>.</text:p>
        </text:list-item>
        <text:list-item>
          <text:p text:style-name="P15">One python file containing the operations asked in the second question.</text:p>
        </text:list-item>
      </text:list>
      <text:p text:style-name="P11"><text:span text:style-name="T9"/></text:p>
      <text:p text:style-name="P8"><text:span text:style-name="T14"/></text:p>
      <text:p text:style-name="P4"><text:s/></text:p>
      <text:p text:style-name="P7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0-04T14:47:16.573311998</dc:date>
    <meta:editing-duration>PT1H33M30S</meta:editing-duration>
    <meta:editing-cycles>16</meta:editing-cycles>
    <meta:generator>LibreOffice/24.2.7.2$Linux_X86_64 LibreOffice_project/420$Build-2</meta:generator>
    <meta:document-statistic meta:table-count="0" meta:image-count="1" meta:object-count="0" meta:page-count="1" meta:paragraph-count="19" meta:word-count="209" meta:character-count="1244" meta:non-whitespace-character-count="1047"/>
  </office:meta>
</office:document-meta>
</file>